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A000002DCAC83175726605AAC.png" manifest:media-type="image/png"/>
  <manifest:file-entry manifest:full-path="Pictures/1000000100000122000002D2F27E6696D1350C9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ceffb" officeooo:paragraph-rsid="002ceffb"/>
    </style:style>
    <style:style style:name="P2" style:family="paragraph">
      <loext:graphic-properties draw:fill-color="#808080"/>
    </style:style>
    <style:style style:name="P3" style:family="paragraph"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style:writing-mode="lr-tb"/>
    </style:style>
    <style:style style:name="P6" style:family="paragraph">
      <loext:graphic-properties draw:fill-color="#ffffd7"/>
      <style:paragraph-properties style:writing-mode="lr-tb"/>
    </style:style>
    <style:style style:name="P7" style:family="paragraph">
      <loext:graphic-properties draw:fill-color="#5eb91e"/>
      <style:paragraph-properties fo:text-align="center"/>
      <style:text-properties fo:font-size="12pt"/>
    </style:style>
    <style:style style:name="P8" style:family="paragraph">
      <loext:graphic-properties draw:fill-color="#158466"/>
      <style:paragraph-properties fo:text-align="center"/>
    </style:style>
    <style:style style:name="T1" style:family="text"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08080" draw:textarea-horizontal-align="justify" draw:textarea-vertical-align="middle" draw:auto-grow-height="false" fo:min-height="4.593cm" fo:min-width="6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4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ffffd7" draw:textarea-horizontal-align="justify" draw:textarea-vertical-align="middle" draw:auto-grow-height="false" fo:min-height="2.932cm" fo:min-width="18.8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5eb91e" draw:textarea-horizontal-align="justify" draw:textarea-vertical-align="middle" draw:auto-grow-height="false" fo:min-height="14.148cm" fo:min-width="14.557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158466" draw:textarea-horizontal-align="justify" draw:textarea-vertical-align="middle" draw:auto-grow-height="false" fo:min-height="29.699cm" fo:min-width="21.0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e 2" draw:style-name="gr5" draw:text-style-name="P8" svg:width="21.016cm" svg:height="29.699cm" svg:x="-1.97cm" svg:y="-2cm"><text:p/><draw:enhanced-geometry svg:viewBox="0 0 21600 21600" draw:type="rectangle" draw:enhanced-path="M 0 0 L 21600 0 21600 21600 0 21600 0 0 Z N"/></draw:custom-shape><draw:custom-shape text:anchor-type="paragraph" draw:z-index="2" draw:name="Forme 4" draw:style-name="gr3" draw:text-style-name="P6" svg:width="19.121cm" svg:height="3.246cm" svg:x="-0.891cm" svg:y="-1.154cm"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text:p text:style-name="P5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 5" draw:style-name="gr1" draw:text-style-name="P2" svg:width="9.757cm" svg:height="7.296cm" svg:x="9.252cm" svg:y="20.403cm"><text:p/>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" draw:name="Forme 3" draw:style-name="gr1" draw:text-style-name="P2" svg:width="9.757cm" svg:height="7.296cm" svg:x="-2.006cm" svg:y="20.403cm"><text:p/><draw:enhanced-geometry svg:viewBox="0 0 21600 21600" draw:mirror-vertical="true" draw:mirror-horizontal="tru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frame text:anchor-type="paragraph" draw:z-index="5" draw:name="Cadre de texte 1" draw:style-name="gr2" draw:text-style-name="P4" svg:width="14.436cm" svg:height="2.44cm" svg:x="1.939cm" svg:y="-0.385cm"><draw:text-box><text:p text:style-name="P3"><text:span text:style-name="T1">Partie Gestion de Projet</text:span></text:p></draw:text-box></draw:frame><draw:custom-shape text:anchor-type="paragraph" draw:z-index="1" draw:name="Forme 1" draw:style-name="gr4" draw:text-style-name="P7" svg:width="20.587cm" svg:height="20.009cm" svg:x="-1.776cm" svg:y="2.0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-0.531cm" svg:y="2.787cm" svg:width="9.225cm" svg:height="17.618cm" draw:z-index="3"><draw:image xlink:href="Pictures/100000010000019A000002DCAC83175726605AAC.png" xlink:type="simple" xlink:show="embed" xlink:actuate="onLoad" draw:mime-type="image/png"/></draw:frame>P<draw:frame draw:style-name="fr1" draw:name="Image2" text:anchor-type="char" svg:x="9.241cm" svg:y="2.799cm" svg:width="7.881cm" svg:height="17.605cm" draw:z-index="6"><draw:image xlink:href="Pictures/1000000100000122000002D2F27E6696D1350C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4T10:53:42.626000000</meta:creation-date>
    <meta:generator>LibreOffice/7.2.6.2$Windows_X86_64 LibreOffice_project/b0ec3a565991f7569a5a7f5d24fed7f52653d754</meta:generator>
    <dc:date>2023-05-04T18:21:30.495000000</dc:date>
    <meta:editing-duration>PT26M34S</meta:editing-duration>
    <meta:editing-cycles>18</meta:editing-cycles>
    <meta:document-statistic meta:table-count="0" meta:image-count="2" meta:object-count="0" meta:page-count="1" meta:paragraph-count="1" meta:word-count="1" meta:character-count="1" meta:non-whitespace-character-count="1"/>
  </office:meta>
</office:document-meta>
</file>